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7B000001A30E0FE0C186D5CCD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text-properties style:font-name="Bookman Old Style" fo:letter-spacing="0.014cm" fo:language="pt" fo:country="BR" style:language-asian="none" style:country-asian="none" style:font-name-complex="Bookman Old Style"/>
    </style:style>
    <style:style style:name="P3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style:line-height-at-least="0.494cm" fo:text-align="justify" style:justify-single-word="false" fo:hyphenation-ladder-count="no-limit"/>
      <style:text-properties style:use-window-font-color="true" style:font-name="Times New Roman" fo:font-size="12pt" fo:language="pt" fo:country="BR" fo:font-weight="normal" style:font-size-asian="12pt" style:font-weight-asian="normal" style:font-size-complex="12pt" fo:hyphenate="false" fo:hyphenation-remain-char-count="2" fo:hyphenation-push-char-count="2"/>
    </style:style>
    <style:style style:name="P6" style:family="paragraph" style:parent-style-name="Standard">
      <style:paragraph-properties style:line-height-at-least="0.494cm" fo:text-align="justify" style:justify-single-word="false" fo:hyphenation-ladder-count="no-limit"/>
      <style:text-properties style:use-window-font-color="true" style:font-name="Times New Roman" fo:font-size="12pt" fo:language="pt" fo:country="BR" fo:font-style="normal" fo:font-weight="normal" style:font-size-asian="12pt" style:font-style-asian="normal" style:font-weight-asian="normal" style:font-size-complex="12pt" fo:hyphenate="false" fo:hyphenation-remain-char-count="2" fo:hyphenation-push-char-count="2"/>
    </style:style>
    <style:style style:name="P7" style:family="paragraph" style:parent-style-name="Standard">
      <style:paragraph-properties style:line-height-at-least="0.494cm" fo:text-align="center" style:justify-single-word="false" fo:hyphenation-ladder-count="no-limit"/>
      <style:text-properties fo:color="#009e00" style:font-name="Times New Roman" fo:font-size="12pt" fo:language="pt" fo:country="BR" fo:font-weight="bold" style:font-size-asian="12pt" style:font-weight-asian="bold" style:font-size-complex="12pt" fo:hyphenate="false" fo:hyphenation-remain-char-count="2" fo:hyphenation-push-char-count="2"/>
    </style:style>
    <style:style style:name="P8" style:family="paragraph" style:parent-style-name="Standard">
      <style:paragraph-properties style:line-height-at-least="0.494cm" fo:text-align="justify" style:justify-single-word="false" fo:hyphenation-ladder-count="no-limit"/>
      <style:text-properties fo:color="#009e00" style:font-name="Times New Roman" fo:font-size="12pt" fo:language="pt" fo:country="BR" fo:font-weight="bold" style:font-size-asian="12pt" style:font-weight-asian="bold" style:font-size-complex="12pt" fo:hyphenate="false" fo:hyphenation-remain-char-count="2" fo:hyphenation-push-char-count="2"/>
    </style:style>
    <style:style style:name="P9" style:family="paragraph" style:parent-style-name="Standard">
      <style:paragraph-properties style:line-height-at-least="0.494cm" fo:text-align="justify" style:justify-single-word="false" fo:hyphenation-ladder-count="no-limit"/>
      <style:text-properties fo:color="#000000" style:font-name="Times New Roman" fo:font-size="12pt" fo:language="pt" fo:country="BR" fo:font-weight="normal" style:font-size-asian="12pt" style:font-weight-asian="normal" style:font-size-complex="12pt" fo:hyphenate="false" fo:hyphenation-remain-char-count="2" fo:hyphenation-push-char-count="2"/>
    </style:style>
    <style:style style:name="P10" style:family="paragraph" style:parent-style-name="Standard">
      <style:paragraph-properties style:line-height-at-least="0.494cm" fo:text-align="justify" style:justify-single-word="false" fo:hyphenation-ladder-count="no-limit"/>
      <style:text-properties fo:color="#000000" style:font-name="Times New Roman" fo:font-size="12pt" fo:language="pt" fo:country="BR" fo:font-style="normal" fo:font-weight="normal" style:font-size-asian="12pt" style:font-style-asian="normal" style:font-weight-asian="normal" style:font-size-complex="12pt" fo:hyphenate="false" fo:hyphenation-remain-char-count="2" fo:hyphenation-push-char-count="2"/>
    </style:style>
    <style:style style:name="P11" style:family="paragraph" style:parent-style-name="Standard">
      <style:paragraph-properties style:line-height-at-least="0.494cm" fo:text-align="center" style:justify-single-word="false" fo:hyphenation-ladder-count="no-limit"/>
      <style:text-properties fo:color="#000000" style:font-name="Times New Roman" fo:font-size="12pt" fo:language="pt" fo:country="BR" fo:font-style="normal" fo:font-weight="normal" style:font-size-asian="12pt" style:font-style-asian="normal" style:font-weight-asian="normal" style:font-size-complex="12pt" fo:hyphenate="false" fo:hyphenation-remain-char-count="2" fo:hyphenation-push-char-count="2"/>
    </style:style>
    <style:style style:name="P12" style:family="paragraph" style:parent-style-name="Standard">
      <style:paragraph-properties style:line-height-at-least="0.494cm" fo:text-align="justify" style:justify-single-word="false" fo:hyphenation-ladder-count="no-limit"/>
      <style:text-properties style:font-name="Times New Roman" fo:font-size="12pt" style:font-size-asian="12pt" style:font-size-complex="12pt" fo:hyphenate="false" fo:hyphenation-remain-char-count="2" fo:hyphenation-push-char-count="2"/>
    </style:style>
    <style:style style:name="P13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Times New Roman" fo:font-size="12pt" fo:language="none" fo:country="none" style:font-size-asian="12pt" style:language-asian="none" style:country-asian="none" style:font-size-complex="12pt"/>
    </style:style>
    <style:style style:name="P14" style:family="paragraph" style:parent-style-name="Standard">
      <style:text-properties style:font-name="Times New Roman" fo:font-size="12pt" fo:language="none" fo:country="none" style:font-size-asian="12pt" style:language-asian="none" style:country-asian="none" style:font-name-complex="Arial" style:font-size-complex="12pt"/>
    </style:style>
    <style:style style:name="P15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Standard">
      <style:paragraph-properties fo:margin-left="0cm" fo:margin-right="-0.25cm" fo:text-indent="0cm" style:auto-text-indent="false"/>
      <style:text-properties style:font-name="Times New Roman" fo:font-size="12pt" style:font-size-asian="12pt" style:font-name-complex="Arial" style:font-size-complex="12pt"/>
    </style:style>
    <style:style style:name="P18" style:family="paragraph" style:parent-style-name="Standard">
      <style:paragraph-properties fo:margin-left="0cm" fo:margin-right="-1.002cm" fo:text-indent="0cm" style:auto-text-indent="false"/>
      <style:text-properties fo:color="#000000" style:font-name="Times New Roman" fo:font-size="12pt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1.002cm" fo:text-indent="0cm" style:auto-text-indent="false"/>
      <style:text-properties style:font-name="Times New Roman" fo:font-size="12pt" style:font-size-asian="12pt" style:font-name-complex="Arial" style:font-size-complex="12pt"/>
    </style:style>
    <style:style style:name="P20" style:family="paragraph" style:parent-style-name="Header">
      <style:paragraph-properties>
        <style:tab-stops/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 style:line-height-at-least="0.494cm" fo:text-align="justify" style:justify-single-word="false" fo:hyphenation-ladder-count="no-limit"/>
      <style:text-properties fo:color="#000000" style:font-name="Times New Roman" fo:font-size="12pt" fo:language="pt" fo:country="BR" fo:font-weight="normal" style:font-size-asian="12pt" style:font-weight-asian="normal" style:font-size-complex="12pt" fo:hyphenate="false" fo:hyphenation-remain-char-count="2" fo:hyphenation-push-char-count="2"/>
    </style:style>
    <style:style style:name="P22" style:family="paragraph" style:parent-style-name="Standard">
      <style:paragraph-properties style:line-height-at-least="0.494cm" fo:text-align="justify" style:justify-single-word="false" fo:hyphenation-ladder-count="no-limit"/>
      <style:text-properties fo:color="#000000" style:font-name="Times New Roman" fo:font-size="12pt" fo:language="pt" fo:country="BR" fo:font-style="normal" fo:font-weight="normal" style:font-size-asian="12pt" style:font-style-asian="normal" style:font-weight-asian="normal" style:font-size-complex="12pt" fo:hyphenate="false" fo:hyphenation-remain-char-count="2" fo:hyphenation-push-char-count="2"/>
    </style:style>
    <style:style style:name="P23" style:family="paragraph" style:parent-style-name="Standard">
      <style:paragraph-properties style:line-height-at-least="0.494cm" fo:text-align="center" style:justify-single-word="false" fo:hyphenation-ladder-count="no-limit"/>
      <style:text-properties fo:color="#000000" style:font-name="Times New Roman" fo:font-size="12pt" fo:language="pt" fo:country="BR" fo:font-style="normal" fo:font-weight="normal" style:font-size-asian="12pt" style:font-style-asian="normal" style:font-weight-asian="normal" style:font-size-complex="12pt" fo:hyphenate="false" fo:hyphenation-remain-char-count="2" fo:hyphenation-push-char-count="2"/>
    </style:style>
    <style:style style:name="P24" style:family="paragraph" style:parent-style-name="Standard">
      <style:paragraph-properties style:line-height-at-least="0.494cm" fo:text-align="justify" style:justify-single-word="false" fo:hyphenation-ladder-count="no-limit"/>
      <style:text-properties style:use-window-font-color="true" style:font-name="Times New Roman" fo:font-size="12pt" fo:language="pt" fo:country="BR" fo:font-weight="normal" style:font-size-asian="12pt" style:font-weight-asian="normal" style:font-size-complex="12pt" fo:hyphenate="false" fo:hyphenation-remain-char-count="2" fo:hyphenation-push-char-count="2"/>
    </style:style>
    <style:style style:name="P25" style:family="paragraph" style:parent-style-name="Standard">
      <style:paragraph-properties style:line-height-at-least="0.494cm" fo:text-align="justify" style:justify-single-word="false" fo:hyphenation-ladder-count="no-limit"/>
      <style:text-properties style:use-window-font-color="true" style:font-name="Times New Roman" fo:font-size="12pt" fo:language="pt" fo:country="BR" fo:font-style="normal" fo:font-weight="normal" style:font-size-asian="12pt" style:font-style-asian="normal" style:font-weight-asian="normal" style:font-size-complex="12pt" fo:hyphenate="false" fo:hyphenation-remain-char-count="2" fo:hyphenation-push-char-count="2"/>
    </style:style>
    <style:style style:name="P26" style:family="paragraph" style:parent-style-name="Standard">
      <style:paragraph-properties fo:margin-left="0.499cm" fo:margin-right="0cm" style:line-height-at-least="0.494cm" fo:text-align="justify" style:justify-single-word="false" fo:hyphenation-ladder-count="no-limit" fo:text-indent="0cm" style:auto-text-indent="false"/>
      <style:text-properties style:use-window-font-color="true" style:font-name="Times New Roman" fo:font-size="12pt" fo:language="pt" fo:country="BR" fo:font-style="normal" fo:font-weight="normal" style:font-size-asian="12pt" style:font-style-asian="normal" style:font-weight-asian="normal" style:font-size-complex="12pt" fo:hyphenate="false" fo:hyphenation-remain-char-count="2" fo:hyphenation-push-char-count="2"/>
    </style:style>
    <style:style style:name="P27" style:family="paragraph" style:parent-style-name="Standard" style:master-page-name="Standard">
      <style:paragraph-properties style:page-number="auto">
        <style:tab-stops>
          <style:tab-stop style:position="0.751cm"/>
        </style:tab-stops>
      </style:paragraph-properties>
      <style:text-properties fo:color="#000000" style:font-name="Times New Roman" fo:font-size="12pt" fo:language="pt" fo:country="BR" officeooo:paragraph-rsid="001cc5da" style:font-size-asian="12pt" style:language-asian="none" style:country-asian="none" style:font-size-complex="12pt"/>
    </style:style>
    <style:style style:name="T1" style:family="text">
      <style:text-properties fo:language="pt" fo:country="BR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4" style:family="text">
      <style:text-properties fo:color="#000000" fo:font-size="8pt" fo:font-weight="bold" style:font-size-asian="8pt" style:font-weight-asian="bold" style:font-size-complex="8pt"/>
    </style:style>
    <style:style style:name="T5" style:family="text">
      <style:text-properties fo:color="#000000" fo:language="pt" fo:country="BR" fo:font-weight="normal" style:font-weight-asian="normal"/>
    </style:style>
    <style:style style:name="T6" style:family="text">
      <style:text-properties fo:color="#000000" fo:language="pt" fo:country="BR" fo:font-style="italic" fo:font-weight="normal" style:font-style-asian="italic" style:font-weight-asian="normal"/>
    </style:style>
    <style:style style:name="T7" style:family="text">
      <style:text-properties fo:color="#000000" fo:language="pt" fo:country="BR" fo:font-style="normal" fo:font-weight="normal" style:font-style-asian="normal" style:font-weight-asian="normal"/>
    </style:style>
    <style:style style:name="T8" style:family="text">
      <style:text-properties style:use-window-font-color="true" fo:language="pt" fo:country="BR" fo:font-weight="normal" style:font-weight-asian="normal"/>
    </style:style>
    <style:style style:name="T9" style:family="text">
      <style:text-properties style:use-window-font-color="true" fo:language="pt" fo:country="BR" fo:font-style="normal" fo:font-weight="normal" style:font-style-asian="normal" style:font-weight-asian="normal"/>
    </style:style>
    <style:style style:name="T10" style:family="text">
      <style:text-properties style:use-window-font-color="true" fo:language="pt" fo:country="BR" fo:font-style="italic" fo:font-weight="normal" style:font-style-asian="italic" style:font-weight-asian="normal"/>
    </style:style>
    <style:style style:name="T11" style:family="text">
      <style:text-properties officeooo:rsid="001cc5da"/>
    </style:style>
    <style:style style:name="T12" style:family="text">
      <style:text-properties fo:font-weight="normal" officeooo:rsid="001cc5da" style:font-weight-asian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7">Regimento Interno das Comissões de Ética de Enfermagem (CEEn) <text:span text:style-name="T11">do <text:s/></text:span><text:span text:style-name="T12">Centro de Pesquisas Oncológicas - CEPON</text:span></text:p>
      <text:p text:style-name="P7"/>
      <text:p text:style-name="P9">Aprovado pela Decisão Coren/SC nº 002, de 10 <text:s/>de janeiro de 2006, na 417ª Reunião Ordinária, de 25 de janeiro de 2006, e homologado pela Decisão Cofen nº 014, de 21 de fevereiro de <text:s/>2006.</text:p>
      <text:p text:style-name="P8"/>
      <text:p text:style-name="P9">CAPÍTULO I</text:p>
      <text:p text:style-name="P9">DA NATUREZA E DAS FINALIDADES</text:p>
      <text:p text:style-name="P9"/>
      <text:p text:style-name="P9">Art. 1º <text:s/>A Comissão de Ética de Enfermagem (CEEn) do(a) Centro de Pesquisas Oncológicas - CEPON, rege-se por Regimento próprio aprovado em Assembleia Geral da Categoria, realizada em <text:s/>29/10/2018, atendendo a determinação da Decisão Coren/SC nº 002/2006. O Regimento Interno da Comissão de Ética de Enfermagem da Instituição <text:span text:style-name="T11">CEPON</text:span> foi aprovado e homologado pelo Plenário do Conselho Regional de Enfermagem de Santa Catarina (Coren/SC), em sua _____ Reunião Ordinária, de ___ de ____________ de 20_____.</text:p>
      <text:p text:style-name="P12"><text:line-break/><text:span text:style-name="T5">Art. 2º A CEEn é um órgão representativo do Coren/SC nas questões éticas dos profissionais da Enfermagem.</text:span></text:p>
      <text:p text:style-name="P9"/>
      <text:p text:style-name="P9">Art. 3º A atuação da CEEn limita-se ao exercício ético-legal dos profissionais da Enfermagem nas áreas de assistência, ensino, pesquisa e administração.</text:p>
      <text:p text:style-name="P9"/>
      <text:p text:style-name="P9">Art. 4º A CEEn tem como finalidades: a orientação, a conscientização, o assessoramento, a emissão de pareceres e a compilação de fatos relacionados ao exercício ético-profissional da categoria.</text:p>
      <text:p text:style-name="P9"/>
      <text:p text:style-name="P5">Parágrafo único: O julgamento e a atribuição de pena são exclusivas do Plenário do Coren/SC e do Cofen.</text:p>
      <text:p text:style-name="P9"/>
      <text:p text:style-name="P9">Art. 5º A CEEn reger-se-á por este regimento, devidamente aprovado em assembleia da categoria e homologado pelo Plenário do Coren/SC.</text:p>
      <text:p text:style-name="P9">CAPÍTULO II</text:p>
      <text:p text:style-name="P9">DOS OBJETIVOS</text:p>
      <text:p text:style-name="P9"/>
      <text:p text:style-name="P9">Art. 6º A CEEn tem os seguintes objetivos:</text:p>
      <text:p text:style-name="P5">I – Divulgar o Código de Ética dos Profissionais de Enfermagem e as demais normas disciplinares e éticas do exercício profissional.</text:p>
      <text:p text:style-name="P5">II - Promover e/ou participar de atividades que visem à interpretação do Código de Ética e a sensibilização dos profissionais de Enfermagem em relação ao comportamento ético-profissional.</text:p>
      <text:p text:style-name="P5">III – Promover e/ou participar de atividades multiprofissionais ligadas à ética.</text:p>
      <text:p text:style-name="P5">IV – Assessorar e orientar a Direção/Gerência de Enfermagem, membros da equipe, clientes, familiares e demais interessados, sobre questões éticas e as implicações decorrentes de atitudes não éticas.</text:p>
      <text:p text:style-name="P5">V – Verificar as condições oferecidas pela instituição para o desempenho profissional da categoria.</text:p>
      <text:p text:style-name="P5">VI – Averiguar denúncias ou fatos não éticos, fazendo os devidos encaminhamentos.</text:p>
      <text:p text:style-name="P9"/>
      <text:p text:style-name="P9"><text:soft-page-break/>CAPÍTULO III</text:p>
      <text:p text:style-name="P9">DA ORGANIZAÇÃO E COMPOSIÇÃO</text:p>
      <text:p text:style-name="P9"/>
      <text:p text:style-name="P9">Art. 7º A CEEn atende os profissionais da Enfermagem de todas as áreas de trabalho da instituição, no que se refere aos aspectos éticos do exercício da profissão.</text:p>
      <text:p text:style-name="P9"/>
      <text:p text:style-name="P5">Parágrafo único: A observância das normas éticas estende-se aos Atendentes de Enfermagem ou assemelhados, devidamente autorizados pelo Coren/SC e que exerçam atividades na área de Enfermagem, embora não possam votar ou serem eleitos. </text:p>
      <text:p text:style-name="P5"/>
      <text:p text:style-name="P5">Art. 8º A CEEn é constituída por Enfermeiro(a), Técnico(a) de Enfermagem e Auxiliar de Enfermagem, em igual número, observando os seguintes critérios:</text:p>
      <text:p text:style-name="P5">I – Ter, no mínimo, um ano de efetivo exercício profissional.</text:p>
      <text:p text:style-name="P5">II – Ter, no mínimo, um ano de vínculo empregatício com a instituição.</text:p>
      <text:p text:style-name="P5">III – Estar em pleno gozo dos direitos profissionais.</text:p>
      <text:p text:style-name="P12"><text:span text:style-name="T8">IV – Inexistir condenação em processo ético, processo disciplinar</text:span><text:span text:style-name="T5">, processo civil ou processo penal nos últimos cinco anos.</text:span></text:p>
      <text:p text:style-name="P9"/>
      <text:p text:style-name="P9">Art. 9º A CEEn será constituída por, no mínimo, por um(a) Enfermeiro(a), um(a) Técnico(a) em Enfermagem e um(a) Auxiliar de Enfermagem efetivos e seus respectivos suplentes. </text:p>
      <text:p text:style-name="P9">§1º A CEEn será constituída por um(a) Enfermeiro(a) e dois(duas) Técnicos(as) de Enfermagem efetivos e seus respectivos suplentes, ou por dois(duas) Enfermeiros(as) e um(a) Técnico(a) de Enfermagem efetivos e seus respectivos suplentes, quando a instituição tiver em seu quadro de pessoal somente estes dois níveis profissionais com vínculo empregatício. </text:p>
      <text:p text:style-name="P9">§2º A CEEn será constituída por um Enfermeiro(a) e dois Auxiliares de Enfermagem efetivos e seus respectivos suplentes, ou por dois(duas) Enfermeiros(as) e um(a) Auxiliar de Enfermagem efetivos e seus respectivos suplentes, quando a instituição tiver em seu quadro de pessoal somente estes dois níveis com vínculo empregatício.</text:p>
      <text:p text:style-name="P9"/>
      <text:p text:style-name="P9">Art. 10. É incompatível a condição de membro da Comissão de Ética com a de Direção/Gerência do Órgão de Enfermagem.</text:p>
      <text:p text:style-name="P9"/>
      <text:p text:style-name="P9">Art. 11. O mandato dos integrantes da CEEn é de três anos, sendo permitida a sua reeleição por igual período.</text:p>
      <text:p text:style-name="P9">§1º A cada eleição poderão permanecer 50% dos membros.</text:p>
      <text:p text:style-name="P9">§2º Os 50% dos membros que optarem por permanecer na Comissão não concorrerão às eleições. </text:p>
      <text:p text:style-name="P9"/>
      <text:p text:style-name="P9">Art. 12. O afastamento dos integrantes da CEEn poderá ocorrer por término de mandato, afastamento temporário, desistência ou destituição.</text:p>
      <text:p text:style-name="P9"/>
      <text:p text:style-name="P5">Parágrafo único: Independente do tipo de afastamento, a Coordenação da CEEn comunicará o fato à Comissão de Ética do Coren/SC (CEC).</text:p>
      <text:p text:style-name="P5"/>
      <text:p text:style-name="P9">Art. 13. Entende-se por término de mandato, quando os integrantes da Comissão concluírem os três anos de gestão.</text:p>
      <text:p text:style-name="P9"/>
      <text:p text:style-name="P9"><text:soft-page-break/>Art. 14. Entende-se por afastamento temporário quando o integrante da Comissão afastar-se por tempo determinado, no máximo, por um período de quatro meses, ou quando estiver sendo submetido a processo ético.</text:p>
      <text:p text:style-name="P9"/>
      <text:p text:style-name="P5">Parágrafo único: A solicitação do afastamento temporário deverá ser encaminhada à Coordenação da CEEn, por escrito, com antecedência de 15 dias.</text:p>
      <text:p text:style-name="P5"/>
      <text:p text:style-name="P9">Art. 15. Entende-se por desistência a declinação de seu cargo por qualquer um dos integrantes da Comissão.</text:p>
      <text:p text:style-name="P9"/>
      <text:p text:style-name="P5">Parágrafo único: A desistência deverá ser comunicada, por escrito, à Coordenação da CEEn com antecedência de 30 dias.</text:p>
      <text:p text:style-name="P9"/>
      <text:p text:style-name="P9">Art. 16. Entende-se por destituição o afastamento definitivo do integrante da CEEn, que se dará por decisão da Comissão, tomada em Reunião Ordinária, constando o fato em ata.</text:p>
      <text:p text:style-name="P9">§1º A destituição ocorrerá nos seguintes casos:</text:p>
      <text:p text:style-name="P5">a) Ausência, não justificada, em quatro reuniões consecutivas.</text:p>
      <text:p text:style-name="P5">b) Não estar em pleno gozo dos seus direitos profissionais.</text:p>
      <text:p text:style-name="P5">c) Ter sido condenado em processo ético, civil ou penal.</text:p>
      <text:p text:style-name="P9">§2º A destituição implica na perda do direito a nova candidatura para integrar a CEEn.</text:p>
      <text:p text:style-name="P9"/>
      <text:p text:style-name="P9">Art. 17. A substituição dos integrantes da CEEn se <text:s/>processará da seguinte maneira:</text:p>
      <text:p text:style-name="P5">I - A vacância por término de mandato atenderá os critérios estabelecidos no art. 7º deste regimento.</text:p>
      <text:p text:style-name="P5">II - Na vacância por afastamento temporário, a substituição será feita pelo respectivo suplente, sendo indicado um suplente em caráter temporário, se o afastamento ultrapassar a 30 dias.</text:p>
      <text:p text:style-name="P9"/>
      <text:p text:style-name="P5">Parágrafo único: A vaga de suplente em caráter temporário será preenchida:</text:p>
      <text:p text:style-name="P5">a) pelo próximo candidato mais votado nas últimas eleições; e se não houver,</text:p>
      <text:p text:style-name="P5">b) por escolha dos membros da CEEn. </text:p>
      <text:p text:style-name="P5"/>
      <text:p text:style-name="P5">III – Na vacância por desistência ou por destituição, a substituição será feita pelo seu respectivo suplente que passará para efetivo, sendo chamado o candidato mais votado do respectivo nível profissional para integrar a Comissão como suplente e concluir o mandato do desistente ou destituído.</text:p>
      <text:p text:style-name="P5"/>
      <text:p text:style-name="P5">Parágrafo único: Não havendo suplente eleito, será realizada nova eleição.</text:p>
      <text:p text:style-name="P9"/>
      <text:p text:style-name="P9">Art. 18. A CEEn elegerá, entre seus membros efetivos, um(a) Coordenador(a) e um(a) Secretário(a), que terão mandato de um ano, podendo ser reconduzidos.</text:p>
      <text:p text:style-name="P9"/>
      <text:p text:style-name="P5">Parágrafo único: A Comissão poderá ser coordenada por qualquer um dos membros efetivos.</text:p>
      <text:p text:style-name="P9"/>
      <text:p text:style-name="P9">Art. 19. A CEEn reunir-se-á ordinariamente, no mínimo, a cada 30 dias, podendo ocorrer reuniões extraordinárias, convocadas pelo Coordenador, ou por autoconvocação pela maioria simples dos seus integrantes, ou pelo Coren/SC.</text:p>
      <text:p text:style-name="P12"><text:soft-page-break/><text:span text:style-name="T5">§1º Na ausência do Coordenador, o Secretário coordenará a reunião, sendo escolhido</text:span><text:span text:style-name="T6"> “ad hoc” </text:span><text:span text:style-name="T7">um substituto para secretariar.</text:span></text:p>
      <text:p text:style-name="P12"><text:span text:style-name="T7">§2º Na ausência do Secretário, será escolhido </text:span><text:span text:style-name="T6">“ad hoc” </text:span><text:span text:style-name="T7">um substituto para secretariar.</text:span></text:p>
      <text:p text:style-name="P10">§3º Serão lavradas atas de todas as reuniões da Comissão, constando a relação dos presentes, as justificativas dos ausentes, o registro das decisões tomadas e os encaminhamentos a serem feitos.</text:p>
      <text:p text:style-name="P10">§4º O quórum mínimo para as reuniões, verificado até 15 minutos após a hora marcada para o início, é de maioria simples dos membros efetivos ou de seus suplentes quando na condição de substituto.</text:p>
      <text:p text:style-name="P10">§5º Na ausência de quórum, a reunião será suspensa, sendo feita nova convocação. <text:s text:c="3"/></text:p>
      <text:p text:style-name="P10"/>
      <text:p text:style-name="P10">Art. 20. As decisões da CEEn serão tomadas por maioria simples de seus membros efetivos ou de seus suplentes, quando na condição de substituto.</text:p>
      <text:p text:style-name="P10">§1º Os membros efetivos terão direito a voz e voto.</text:p>
      <text:p text:style-name="P10">§2º Os membros suplentes poderão participar de todas as reuniões com direito a voz e, nos casos em que estiverem substituindo um membro efetivo, terão direito a voto.</text:p>
      <text:p text:style-name="P10">§3º É indicada a participação dos membros suplentes em todas as reuniões, independente de estarem ou não substituindo membros efetivos.</text:p>
      <text:p text:style-name="P10"/>
      <text:p text:style-name="P10">CAPÍTULO IV</text:p>
      <text:p text:style-name="P10">DO PROCESSO ELEITORAL</text:p>
      <text:p text:style-name="P10"/>
      <text:p text:style-name="P10">Art. 21. A convocação da eleição será realizada pela Direção/Gerência do Órgão de Enfermagem, em edital interno, no mínimo, com 45 dias antes da data da realização do pleito eleitoral.</text:p>
      <text:p text:style-name="P10"/>
      <text:p text:style-name="P6">Parágrafo único: A Direção/Gerência do Órgão de Enfermagem deverá encaminhar cópia do edital de convocação da eleição, ao Coren/SC, no mesmo dia em que for publicado na instituição, juntamente com a relação dos(as) Enfermeiros(as), Técnicos(as) de Enfermagem e Auxiliares de Enfermagem com vínculo empregatício na instituição, acompanhados de seus respectivos números de inscrição no Coren/SC.</text:p>
      <text:p text:style-name="P10"/>
      <text:p text:style-name="P10">Art. 22. A Direção/Gerência do Órgão de Enfermagem designará uma Comissão Eleitoral para conduzir todos os trabalhos de divulgação, organização, realização do pleito, apuração e divulgação dos resultados.</text:p>
      <text:p text:style-name="P10">§1º É incompatível a condição de membro da Comissão Eleitoral com a de candidato.</text:p>
      <text:p text:style-name="P10">§2º A Comissão Eleitoral elegerá um(a) Presidente e um(a) Secretário(a) entre os seus membros.</text:p>
      <text:p text:style-name="P10"/>
      <text:p text:style-name="P10">Art. 23. O material necessário para o desenvolvimento dos trabalhos eleitorais será solicitado pela Comissão Eleitoral à Direção/Gerência do Órgão de Enfermagem da instituição.</text:p>
      <text:p text:style-name="P10"/>
      <text:p text:style-name="P10">Art. 24. A escolha dos membros da CEEn será feita através de eleição direta e secreta, sendo os candidatos eleitos pelos seus pares por voto facultativo.</text:p>
      <text:p text:style-name="P10"/>
      <text:p text:style-name="P10">Art. 25. Somente poderão votar os profissionais regularmente inscritos no Coren/SC e com vínculo empregatício com a instituição. </text:p>
      <text:p text:style-name="P10"/>
      <text:p text:style-name="P10">Art. 26. O Coren/SC fornecerá à Comissão Eleitoral a relação dos profissionais de Enfermagem da instituição que estiverem devidamente inscritos e em condições de votar e serem votados.</text:p>
      <text:p text:style-name="P10"><text:soft-page-break/></text:p>
      <text:p text:style-name="P10">Art. 27. Os profissionais de Enfermagem deverão candidatar-se individualmente, sem formação de chapas, inscrevendo-se junto à Comissão Eleitoral, até dez dias antes do pleito, apresentando um fiscal, se assim desejarem.</text:p>
      <text:p text:style-name="P10"/>
      <text:p text:style-name="P10">Art. 28. O local para a realização do pleito será definido pela Comissão Eleitoral, de comum acordo com a Direção/Gerência de Enfermagem.</text:p>
      <text:p text:style-name="P10"/>
      <text:p text:style-name="P10">Art. 29. A eleição deverá ser realizada durante o horário de trabalho, respeitados os diferentes turnos.</text:p>
      <text:p text:style-name="P10"/>
      <text:p text:style-name="P10">Art. 30. A eleição somente terá legitimidade se o número de votantes for, no mínimo, a metade mais um, por nível profissional e com vínculo empregatício com a instituição.</text:p>
      <text:p text:style-name="P10"/>
      <text:p text:style-name="P6">Parágrafo único: Quando o número de votantes for inferior ou igual ao número de não votantes, deverá ocorrer um novo pleito no respectivo nível profissional.</text:p>
      <text:p text:style-name="P10"/>
      <text:p text:style-name="P10">Art. 31. A apuração dos votos será realizada pela Comissão Eleitoral, na presença dos fiscais, se houver ou de outros interessados, imediatamente após o encerramento do pleito.</text:p>
      <text:p text:style-name="P10"/>
      <text:p text:style-name="P10">Art. 32. Somente serão computadas as cédulas sem rasuras e os votos que não apresentem dúvidas ou dupla interpretação.</text:p>
      <text:p text:style-name="P10"/>
      <text:p text:style-name="P10">Art. 33. Serão considerados eleitos, como membros efetivos, os candidatos que obtiverem o maior número de votos, por nível profissional, seguido de seus membros suplentes na mesma ordem decrescente.</text:p>
      <text:p text:style-name="P10"/>
      <text:p text:style-name="P6">Parágrafo único: Em caso de empate, assumirá o candidato eleito que tiver maior tempo de contrato de trabalho na instituição.</text:p>
      <text:p text:style-name="P10"/>
      <text:p text:style-name="P10">Art. 34. Os candidatos que receberam votos, mas não foram eleitos como membros efetivos ou suplentes deverão ser, também, relacionados por nível profissional na ata da eleição e constar da lista dos resultados das eleições a ser encaminhada ao Coren/SC.</text:p>
      <text:p text:style-name="P10"/>
      <text:p text:style-name="P12"><text:span text:style-name="T9">Parágrafo único: Os candidatos indicados no </text:span><text:span text:style-name="T10">caput</text:span><text:span text:style-name="T9"> deste artigo assumirão o mandato em caso de afastamento temporário, desistência ou destituição, segundo consta no art. 16, incisos II e III.</text:span></text:p>
      <text:p text:style-name="P10"/>
      <text:p text:style-name="P10">Art. 35. Todas as ocorrências referentes ao processo eleitoral serão registradas em ata, assinada pelo(a) Presidente, pelo(a) Secretário(a), pelos demais membros da Comissão Eleitoral e pelos ficais, se houver.</text:p>
      <text:p text:style-name="P10"/>
      <text:p text:style-name="P6">Parágrafo único: O(A) Presidente da Comissão Eleitoral encaminhará os resultados das eleições com a respectiva ata à Direção/Gerência de Enfermagem imediatamente após o término da apuração.</text:p>
      <text:p text:style-name="P10"/>
      <text:p text:style-name="P10">Art. 36. A Direção/Gerência de Enfermagem proclamará os resultados das eleições, por meio de edital interno, no primeiro dia útil após o seu recebimento.</text:p>
      <text:p text:style-name="P10"><text:soft-page-break/></text:p>
      <text:p text:style-name="P10">Art. 37. Os recursos relativos ao pleito somente serão recebidos pela Comissão Eleitoral se entregues, por escrito, até 48 horas após a publicação dos resultados pela Direção/Gerência do Órgão de Enfermagem.</text:p>
      <text:p text:style-name="P10">§1º O recurso será julgado pela Comissão Eleitoral no prazo máximo de cinco dias.</text:p>
      <text:p text:style-name="P10">§2º Caso necessário, o recurso terá como segunda instância a Comissão de Ética do Coren/SC (CEC).</text:p>
      <text:p text:style-name="P10"/>
      <text:p text:style-name="P10">Art. 38. A Direção/Gerência de Enfermagem, no prazo de 15 dias a contar da data do pleito, encaminhará ao Coren/SC a lista nominal de todos os votados. </text:p>
      <text:p text:style-name="P10"/>
      <text:p text:style-name="P6">Parágrafo único: A listagem deverá informar:</text:p>
      <text:p text:style-name="P6">a) o nome dos membros efetivos, seu nível profissional e o número de inscrição no Coren/SC.</text:p>
      <text:p text:style-name="P6">b) o nome dos membros suplentes, seu nível profissional e o número de inscrição no Coren/SC.</text:p>
      <text:p text:style-name="P6">c) o nome dos profissionais que receberam votos, seu nível profissional e o número de inscrição no Coren/SC, que não farão parte no primeiro momento da CEEn, mas que poderão ser convocados em caso de afastamento temporário, vacância por desistência ou por destituição de membros empossados.</text:p>
      <text:p text:style-name="P10"/>
      <text:p text:style-name="P10">Art. 39. Somente após a homologação pelo Plenário do Coren/SC e a nomeação por Portaria emitida pelo(a) seu(sua) Presidente, a CEEn estará oficialmente autorizada para iniciar as atividades definidas neste regimento.</text:p>
      <text:p text:style-name="P10"/>
      <text:p text:style-name="P10">CAPÍTULO V</text:p>
      <text:p text:style-name="P10">DAS COMPETÊNCIAS</text:p>
      <text:p text:style-name="P10"/>
      <text:p text:style-name="P10">Art. 40. A CEEn tem as seguintes competências:</text:p>
      <text:p text:style-name="P6">I – Divulgar os objetivos da CEEn.</text:p>
      <text:p text:style-name="P6">II – Divulgar o Código de Ética dos Profissionais de Enfermagem e as demais normas disciplinares e éticas do exercício profissional.</text:p>
      <text:p text:style-name="P6">III – Promover e/ou participar de reuniões, seminários ou atividades similares, que visem à interpretação do Código de Ética dos Profissionais de Enfermagem.</text:p>
      <text:p text:style-name="P6">IV – Assessorar a Direção/Gerência de Enfermagem ou órgão equivalente da instituição nas questões éticas.</text:p>
      <text:p text:style-name="P6">V – Orientar a equipe de Enfermagem sobre o comportamento ético-profissional e sobre as implicações decorrentes de atitudes não éticas.</text:p>
      <text:p text:style-name="P6">VI – Orientar clientes, familiares e demais interessados sobre questões éticas relativas ao exercício profissional da Enfermagem.</text:p>
      <text:p text:style-name="P6">VII – Promover e/ou participar de atividades multiprofissionais referentes à ética.</text:p>
      <text:p text:style-name="P6">VIII – Apreciar e emitir parecer sobre questões éticas referentes à Enfermagem.</text:p>
      <text:p text:style-name="P6">IX – Zelar pelo exercício ético dos profissionais de Enfermagem.</text:p>
      <text:p text:style-name="P6">X – Averiguar:</text:p>
      <text:p text:style-name="P26">a) Os fatos ou atitudes não éticas praticadas por profissionais de Enfermagem.</text:p>
      <text:p text:style-name="P26">b) As condições oferecidas pelas instituições e sua compatibilidade com o desempenho ético-profissional.</text:p>
      <text:p text:style-name="P26">c) A qualidade de atendimento dispensada à clientela pelos profissionais de Enfermagem.</text:p>
      <text:p text:style-name="P6">XI – Comunicar, por escrito, ao Coren/SC, as irregularidades ou infrações éticas detectadas.</text:p>
      <text:p text:style-name="P6"><text:soft-page-break/>XII – Encaminhar anualmente ao Coren/SC e à Direção/Gerência de Enfermagem ou órgão equivalente, o planejamento das atividades a serem desenvolvidas e o relatório das atividades do ano anterior até 1º de março.</text:p>
      <text:p text:style-name="P6">XIII – Solicitar assessoramento da Comissão de Ética do Coren/SC (CEC) em caso de necessidade.</text:p>
      <text:p text:style-name="P6">XIV – Cumprir e fazer cumprir as disposições deste regimento e da Decisão do Coren/SC nº 002, de 10 de janeiro de 2006.</text:p>
      <text:p text:style-name="P6"/>
      <text:p text:style-name="P6">Art. 41. Compete ao Coordenador da CEEn:</text:p>
      <text:p text:style-name="P6">I – Convocar e presidir as reuniões.</text:p>
      <text:p text:style-name="P6">II – Propor a pauta da reunião.</text:p>
      <text:p text:style-name="P6">III – Propor a redação de documentos que serão discutidos e submetidos à aprovação.</text:p>
      <text:p text:style-name="P6">IV – Representar a CEEn junto ao Órgão de Enfermagem da instituição.</text:p>
      <text:p text:style-name="P6">V – Representar ou indicar representante, onde se fizer necessária a presença ou a participação da CEEn.</text:p>
      <text:p text:style-name="P6">VI – Encaminhar as decisões da CEEn, segundo a indicação.</text:p>
      <text:p text:style-name="P6">VII – Elaborar, juntamente com os demais membros da Comissão, o planejamento e o relatório anuais, garantindo o envio de uma cópia, até o dia 1º de março de cada ano, à Direção/Gerência de Enfermagem e à Comissão de Ética do Coren/SC (CEC).</text:p>
      <text:p text:style-name="P6">VIII – Representar o Coren/SC em eventos, segundo a solicitação.</text:p>
      <text:p text:style-name="P6">IX – Cumprir e fazer cumprir as disposições deste regimento e as demais normas referentes ao exercício ético-profissional.</text:p>
      <text:p text:style-name="P6"/>
      <text:p text:style-name="P6">Art. 42. Compete ao Secretário da CEEn:</text:p>
      <text:p text:style-name="P6">I – Secretariar as reuniões da CEEn, redigindo atas e documentos.</text:p>
      <text:p text:style-name="P6">II – Providenciar a reprodução de documentos.</text:p>
      <text:p text:style-name="P6">III – Encaminhar o expediente da CEEn.</text:p>
      <text:p text:style-name="P6">IV – Arquivar uma cópia de todos os documentos.</text:p>
      <text:p text:style-name="P6">V – Elaborar, juntamente com os demais membros da Comissão, o planejamento e o relatório anuais.</text:p>
      <text:p text:style-name="P6">VI – Presidir as reuniões nos impedimentos do Coordenador.</text:p>
      <text:p text:style-name="P6">VII – Representar a CEEn nos impedimentos do Coordenador. <text:s text:c="15"/></text:p>
      <text:p text:style-name="P6">VIII – Cumprir e fazer cumprir as disposições deste regimento e as demais normas relativas ao exercício ético-profissional.</text:p>
      <text:p text:style-name="P6"/>
      <text:p text:style-name="P6">Art. 43. Compete aos membros efetivos da CEEn:</text:p>
      <text:p text:style-name="P6">I – Comparecer e participar das reuniões.</text:p>
      <text:p text:style-name="P6">II – Emitir parecer sobre as questões propostas.</text:p>
      <text:p text:style-name="P6">III – Participar de reuniões ou programações relacionadas à ética, promovidas pela CEEn ou por outras instituições.</text:p>
      <text:p text:style-name="P6">IV – Representar a CEEn quando solicitado pelo Coordenador.</text:p>
      <text:p text:style-name="P6">V – Participar, por meio de voto, das decisões a serem tomadas pela CEEn.</text:p>
      <text:p text:style-name="P6">VI – Garantir a presença do suplente quando impedido de comparecer à reunião.</text:p>
      <text:p text:style-name="P6">VII – Participar da elaboração do planejamento e relatório anuais.</text:p>
      <text:p text:style-name="P6">VIII – Cumprir e fazer cumprir as disposições deste regimento e as demais normas relativas ao exercício ético-profissional.</text:p>
      <text:p text:style-name="P6"/>
      <text:p text:style-name="P6"><text:soft-page-break/>Art. 44. Compete aos membros suplentes da CEEn:</text:p>
      <text:p text:style-name="P6">I – Substituir os respectivos membros efetivos nos seus impedimentos.</text:p>
      <text:p text:style-name="P6">II – Participar das reuniões da CEEn.</text:p>
      <text:p text:style-name="P6">III – Participar das atividades promovidas pela CEEn.</text:p>
      <text:p text:style-name="P12"><text:span text:style-name="T9">III – </text:span><text:span text:style-name="T7">Cumprir e fazer cumprir as disposições deste regimento e as demais normas relativas ao exercício ético-profissional.</text:span></text:p>
      <text:p text:style-name="P10"/>
      <text:p text:style-name="P10">CAPÍTULO VI</text:p>
      <text:p text:style-name="P10">DAS DISPOSIÇÕES GERAIS</text:p>
      <text:p text:style-name="P10"/>
      <text:p text:style-name="P10">Art. 45. Este regimento poderá ser alterado por proposta da CEEn, da Direção/Gerência de Enfermagem da instituição ou da Comissão de Ética do Coren/SC.</text:p>
      <text:p text:style-name="P10"/>
      <text:p text:style-name="P6">Parágrafo único: A alteração será submetida à aprovação da Assembleia da categoria da instituição e à homologação da Plenária do Coren/SC.</text:p>
      <text:p text:style-name="P10"/>
      <text:p text:style-name="P10">Art. 46. A Direção/Gerência de Enfermagem da instituição garantirá as condições necessárias para o desenvolvimento das atividades da CEEn.</text:p>
      <text:p text:style-name="P10"/>
      <text:p text:style-name="P10">Art. 47. Os casos omissos serão decididos pelo Plenário do Coren/SC.</text:p>
      <text:p text:style-name="P10"/>
      <text:p text:style-name="P10">Art. 48. Este modelo de regimento interno entrou em vigor na data da homologação pelo Plenário do Coren/SC em ______ de __________ de 20___.</text:p>
      <text:p text:style-name="P10"/>
      <text:p text:style-name="P11">___________________ , ____ de _____________de 20_____.</text:p>
      <text:p text:style-name="P11"/>
      <text:p text:style-name="P11">_____________________________________________________</text:p>
      <text:p text:style-name="P11">(Nome do membro da Comissão do Regimento - Coren/SC nº _____ )</text:p>
      <text:p text:style-name="P11">_____________________________________________________</text:p>
      <text:p text:style-name="P11">(Nome do membro da Comissão do Regimento - Coren/SC nº _____ )</text:p>
      <text:p text:style-name="P11">_____________________________________________________</text:p>
      <text:p text:style-name="P11">(Nome do membro da Comissão do Regimento - Coren/SC nº _____ )</text:p>
      <text:p text:style-name="P11">_____________________________________________________</text:p>
      <text:p text:style-name="P11">(Nome do membro da Comissão do Regimento - Coren/SC nº _____ )</text:p>
      <text:p text:style-name="P13"/>
      <text:p text:style-name="P14"/>
      <text:p text:style-name="P17"/>
      <text:p text:style-name="P17"/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1.628cm"/>
        </style:tab-stops>
      </style:paragraph-properties>
      <style:text-properties fo:language="none" fo:country="non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margin-left="0cm" fo:margin-right="0cm" fo:text-align="justify" style:justify-single-word="false" fo:text-indent="3.752cm" style:auto-text-indent="false"/>
      <style:text-properties fo:font-size="12pt" style:font-size-asian="12pt" style:font-size-complex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501cm" fo:margin-right="0cm" fo:text-indent="-0.501cm" style:auto-text-indent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8.001cm" style:auto-text-indent="false" fo:keep-with-next="always"/>
      <style:text-properties style:font-name="Cambria" fo:font-family="Cambria" style:font-family-generic="roman" style:font-pitch="variable" fo:font-size="13pt" fo:language="none" fo:country="none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7.001cm" style:auto-text-indent="false" fo:keep-with-next="always"/>
      <style:text-properties style:font-name="Calibri" fo:font-family="Calibri" style:font-family-generic="swiss" style:font-pitch="variable" fo:font-size="14pt" fo:language="none" fo:country="none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Calibri" fo:font-family="Calibri" style:font-family-generic="swiss" style:font-pitch="variable" fo:font-size="13pt" fo:language="none" fo:country="none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Calibri" fo:font-family="Calibri" style:font-family-generic="swiss" style:font-pitch="variable" fo:language="none" fo:country="none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>
        <style:tab-stops>
          <style:tab-stop style:position="6.877cm"/>
        </style:tab-stops>
      </style:paragraph-properties>
      <style:text-properties style:font-name="Calibri" fo:font-family="Calibri" style:font-family-generic="swiss" style:font-pitch="variable" fo:font-size="12pt" fo:language="none" fo:country="none" style:font-size-asian="12pt" style:font-name-complex="Calibri" style:font-family-complex="Calibri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0.753cm" fo:margin-right="0cm" fo:text-align="justify" style:justify-single-word="false" fo:text-indent="-0.25cm" style:auto-text-indent="false" fo:keep-with-next="always">
        <style:tab-stops>
          <style:tab-stop style:position="2.251cm"/>
          <style:tab-stop style:position="2.501cm"/>
          <style:tab-stop style:position="4.251cm"/>
          <style:tab-stop style:position="4.752cm"/>
        </style:tab-stops>
      </style:paragraph-properties>
      <style:text-properties style:font-name="Calibri" fo:font-family="Calibri" style:font-family-generic="swiss" style:font-pitch="variable" fo:font-size="12pt" fo:language="none" fo:country="none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text-align="justify" style:justify-single-word="false" fo:text-indent="2.251cm" style:auto-text-indent="false" fo:keep-with-next="always">
        <style:tab-stops>
          <style:tab-stop style:position="2.251cm"/>
          <style:tab-stop style:position="2.501cm"/>
          <style:tab-stop style:position="4.251cm"/>
          <style:tab-stop style:position="4.752cm"/>
        </style:tab-stops>
      </style:paragraph-properties>
      <style:text-properties style:font-name="Cambria" fo:font-family="Cambria" style:font-family-generic="roman" style:font-pitch="variable" fo:language="none" fo:country="none" style:font-name-complex="Cambria" style:font-family-complex="Cambria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none" fo:country="none"/>
    </style:style>
    <style:style style:name="Corpo_20_de_20_texto_20_2" style:display-name="Corpo de texto 2" style:family="paragraph" style:parent-style-name="Standard">
      <style:paragraph-properties fo:margin-left="0.501cm" fo:margin-right="0cm" fo:margin-top="0cm" fo:margin-bottom="0.212cm" loext:contextual-spacing="false" fo:text-align="justify" style:justify-single-word="false" fo:text-indent="1.249cm" style:auto-text-indent="false"/>
      <style:text-properties fo:language="none" fo:country="none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2.501cm" style:auto-text-indent="false">
        <style:tab-stops>
          <style:tab-stop style:position="4.251cm"/>
          <style:tab-stop style:position="4.752cm"/>
        </style:tab-stops>
      </style:paragraph-properties>
      <style:text-properties fo:language="none" fo:country="none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text-align="justify" style:justify-single-word="false" fo:text-indent="2.498cm" style:auto-text-indent="false"/>
      <style:text-properties fo:font-size="8pt" fo:language="none" fo:country="none" style:font-size-asian="8pt" style:font-size-complex="8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9z2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7_20_Char" style:display-name="Título 7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abeçalho_20_Char" style:display-name="Cabeçalho Char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Recuo_20_de_20_corpo_20_de_20_texto_20_2_20_Char" style:display-name="Recuo de corpo de texto 2 Char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003cm" fo:text-indent="-0.635cm" fo:margin-left="9.003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273cm" fo:text-indent="-0.635cm" fo:margin-left="10.273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543cm" fo:text-indent="-0.635cm" fo:margin-left="11.5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003cm" fo:text-indent="-0.635cm" fo:margin-left="9.003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273cm" fo:text-indent="-0.635cm" fo:margin-left="10.273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543cm" fo:text-indent="-0.635cm" fo:margin-left="11.5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2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Header">
      <style:text-properties style:font-name="Bookman Old Style" fo:letter-spacing="0.014cm" fo:language="pt" fo:country="BR" style:language-asian="none" style:country-asian="none" style:font-name-complex="Bookman Old Style"/>
    </style:style>
    <style:style style:name="MP3" style:family="paragraph" style:parent-style-name="Header">
      <style:paragraph-properties>
        <style:tab-stops/>
      </style:paragraph-properties>
      <style:text-properties fo:font-size="12pt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fo:language="pt" fo:country="BR"/>
    </style:style>
    <style:style style:name="MT2" style:family="text">
      <style:text-properties fo:font-size="8pt" fo:font-style="italic" style:font-size-asian="8pt" style:font-style-asian="italic" style:font-size-complex="8pt" style:font-style-complex="italic"/>
    </style:style>
    <style:style style:name="MT3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MT4" style:family="text">
      <style:text-properties fo:color="#000000" fo:font-size="8pt" fo:font-weight="bold" style:font-size-asian="8pt" style:font-weight-asian="bold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.501cm" fo:margin-right="1.75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s text:c="9"/></text:p>
        <text:p text:style-name="Standard"/>
        <text:p text:style-name="Standard"/>
        <text:p text:style-name="Standard"/>
        <text:p text:style-name="Standard"><draw:frame draw:style-name="Mfr1" draw:name="Figura1" text:anchor-type="char" svg:x="-0.993cm" svg:y="0.044cm" svg:width="1.45cm" svg:height="1.593cm" draw:z-index="7"><draw:image xlink:href="Pictures/100000000000017B000001A30E0FE0C186D5CCDB.png" xlink:type="simple" xlink:show="embed" xlink:actuate="onLoad" loext:mime-type="image/png"/></draw:frame><text:s text:c="9"/>ESTADO DE SANTA CATARINA</text:p>
        <text:p text:style-name="MP1">S<text:span text:style-name="MT1"> <text:s text:c="6"/></text:span>ECRETARIA DE ESTADO DA SAÚDE</text:p>
        <text:p text:style-name="Standard"><text:s text:c="9"/>FUNDAÇÃO DE APOIO AO HEMOSC E CEPON - FAHECE</text:p>
        <text:p text:style-name="MP1"><text:span text:style-name="MT1"><text:s text:c="9"/></text:span>CENTRO DE PESQUISAS ONCOLÓGICAS - CEPON</text:p>
        <text:p text:style-name="Standard"><text:s text:c="9"/>DIREÇÃO GERAL</text:p>
        <text:p text:style-name="Header"/>
        <text:p text:style-name="MP2"/>
      </style:header>
      <style:footer>
        <text:p text:style-name="MP3">__________________________________________________________________________</text:p>
        <text:p text:style-name="MP4">Rodovia Admar Gonzaga, nº 655 <text:s/>- Bairro Itacorubi – Florianópolis – SC – CEP.: 88.034-000</text:p>
        <text:p text:style-name="MP5"><text:span text:style-name="MT2">Fone: (48) 3331-1480 <text:s/>- <text:s/>Fax (48) 3331-1467 <text:s text:c="2"/>- <text:s text:c="2"/></text:span><text:span text:style-name="MT3">E-mail: </text:span><text:a xlink:type="simple" xlink:href="mailto:cepon@cepon.org.br" text:style-name="Internet_20_link" text:visited-style-name="Visited_20_Internet_20_Link"><text:span text:style-name="Internet_20_link"><text:span text:style-name="MT4">cepon@cepon.org.br</text:span></text:span></text:a></text:p>
        <text:p text:style-name="MP6"/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Circular nº  /2000                                                        Florianópolis, 02 de maio de 2000</dc:title>
    <dc:subject/>
    <meta:keyword/>
    <meta:initial-creator>SEA</meta:initial-creator>
    <meta:creation-date>2018-10-30T14:52:00</meta:creation-date>
    <dc:date>2018-10-30T15:19:31.355000000</dc:date>
    <meta:print-date>2018-10-30T15:11:28.056000000</meta:print-date>
    <meta:editing-cycles>4</meta:editing-cycles>
    <meta:editing-duration>PT7M57S</meta:editing-duration>
    <meta:generator>LibreOffice/6.1.0.3$Windows_X86_64 LibreOffice_project/efb621ed25068d70781dc026f7e9c5187a4decd1</meta:generator>
    <meta:document-statistic meta:table-count="0" meta:image-count="1" meta:object-count="0" meta:page-count="8" meta:paragraph-count="180" meta:word-count="2948" meta:character-count="19595" meta:non-whitespace-character-count="16678"/>
  </office:meta>
</office:document-meta>
</file>